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 office:value-type="float" office:value="8344" calcext:value-type="float">
            <text:p>8344</text:p>
          </table:table-cell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228.19818306" calcext:value-type="float">
            <text:p>228,19818306</text:p>
          </table:table-cell>
          <table:table-cell office:value-type="float" office:value="16.1774280071" calcext:value-type="float">
            <text:p>16,177428007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300944669366" calcext:value-type="float">
            <text:p>99,73</text:p>
          </table:table-cell>
          <table:table-cell table:style-name="ce3" table:formula="of:=([.F3]/12597)*100" office:value-type="float" office:value="0.269905533063428" calcext:value-type="float">
            <text:p>0,27</text:p>
          </table:table-cell>
          <table:table-cell office:value-type="float" office:value="8336" calcext:value-type="float">
            <text:p>8336</text:p>
          </table:table-cell>
          <table:table-cell table:style-name="ce4" table:formula="of:=[.E19]+[.H19]" office:value-type="float" office:value="12563" calcext:value-type="float">
            <text:p>12563</text:p>
          </table:table-cell>
          <table:table-cell table:formula="of:=12597-[.E3]" office:value-type="float" office:value="34" calcext:value-type="float">
            <text:p>34</text:p>
          </table:table-cell>
          <table:table-cell office:value-type="float" office:value="115.85513401" calcext:value-type="float">
            <text:p>115,85513401</text:p>
          </table:table-cell>
          <table:table-cell office:value-type="float" office:value="16.3260588646" calcext:value-type="float">
            <text:p>16,32605886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539096610304" calcext:value-type="float">
            <text:p>99,75</text:p>
          </table:table-cell>
          <table:table-cell table:style-name="ce3" table:formula="of:=([.F4]/12597)*100" office:value-type="float" office:value="0.246090338969596" calcext:value-type="float">
            <text:p>0,25</text:p>
          </table:table-cell>
          <table:table-cell office:value-type="float" office:value="8073" calcext:value-type="float">
            <text:p>8073</text:p>
          </table:table-cell>
          <table:table-cell table:style-name="ce4" table:formula="of:=[.E20]+[.H20]" office:value-type="float" office:value="12566" calcext:value-type="float">
            <text:p>12566</text:p>
          </table:table-cell>
          <table:table-cell table:formula="of:=12597-[.E4]" office:value-type="float" office:value="31" calcext:value-type="float">
            <text:p>31</text:p>
          </table:table-cell>
          <table:table-cell office:value-type="float" office:value="342.395673037" calcext:value-type="float">
            <text:p>342,395673037</text:p>
          </table:table-cell>
          <table:table-cell office:value-type="float" office:value="15.6263239384" calcext:value-type="float">
            <text:p>15,626323938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030800984361" calcext:value-type="float">
            <text:p>99,60</text:p>
          </table:table-cell>
          <table:table-cell table:style-name="ce3" table:formula="of:=([.F5]/12597)*100" office:value-type="float" office:value="0.396919901563864" calcext:value-type="float">
            <text:p>0,40</text:p>
          </table:table-cell>
          <table:table-cell office:value-type="float" office:value="8325" calcext:value-type="float">
            <text:p>8325</text:p>
          </table:table-cell>
          <table:table-cell table:style-name="ce4" table:formula="of:=[.E21]+[.H21]" office:value-type="float" office:value="12547" calcext:value-type="float">
            <text:p>12547</text:p>
          </table:table-cell>
          <table:table-cell table:formula="of:=12597-[.E5]" office:value-type="float" office:value="50" calcext:value-type="float">
            <text:p>50</text:p>
          </table:table-cell>
          <table:table-cell office:value-type="float" office:value="187.624660969" calcext:value-type="float">
            <text:p>187,624660969</text:p>
          </table:table-cell>
          <table:table-cell office:value-type="float" office:value="16.1065499783" calcext:value-type="float">
            <text:p>16,106549978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792649043423" calcext:value-type="float">
            <text:p>99,58</text:p>
          </table:table-cell>
          <table:table-cell table:style-name="ce3" table:formula="of:=([.F6]/12597)*100" office:value-type="float" office:value="0.420735095657696" calcext:value-type="float">
            <text:p>0,4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544" calcext:value-type="float">
            <text:p>12544</text:p>
          </table:table-cell>
          <table:table-cell table:formula="of:=12597-[.E6]" office:value-type="float" office:value="53" calcext:value-type="float">
            <text:p>53</text:p>
          </table:table-cell>
          <table:table-cell office:value-type="float" office:value="167.525197029" calcext:value-type="float">
            <text:p>167,525197029</text:p>
          </table:table-cell>
          <table:table-cell office:value-type="float" office:value="24.3331608772" calcext:value-type="float">
            <text:p>24,333160877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 office:value-type="float" office:value="8371" calcext:value-type="float">
            <text:p>8371</text:p>
          </table:table-cell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128.374356985" calcext:value-type="float">
            <text:p>128,374356985</text:p>
          </table:table-cell>
          <table:table-cell office:value-type="float" office:value="13.2068121433" calcext:value-type="float">
            <text:p>13,206812143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904024767802" calcext:value-type="float">
            <text:p>99,69</text:p>
          </table:table-cell>
          <table:table-cell table:style-name="ce3" table:formula="of:=([.F8]/12597)*100" office:value-type="float" office:value="0.309597523219814" calcext:value-type="float">
            <text:p>0,31</text:p>
          </table:table-cell>
          <table:table-cell office:value-type="float" office:value="8327" calcext:value-type="float">
            <text:p>8327</text:p>
          </table:table-cell>
          <table:table-cell table:style-name="ce4" table:formula="of:=[.E24]+[.H24]" office:value-type="float" office:value="12558" calcext:value-type="float">
            <text:p>12558</text:p>
          </table:table-cell>
          <table:table-cell table:formula="of:=12597-[.E8]" office:value-type="float" office:value="39" calcext:value-type="float">
            <text:p>39</text:p>
          </table:table-cell>
          <table:table-cell office:value-type="float" office:value="186.178158998" calcext:value-type="float">
            <text:p>186,178158998</text:p>
          </table:table-cell>
          <table:table-cell office:value-type="float" office:value="13.1116509438" calcext:value-type="float">
            <text:p>13,11165094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 office:value-type="float" office:value="8424" calcext:value-type="float">
            <text:p>8424</text:p>
          </table:table-cell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147.991100073" calcext:value-type="float">
            <text:p>147,991100073</text:p>
          </table:table-cell>
          <table:table-cell office:value-type="float" office:value="15.032695055" calcext:value-type="float">
            <text:p>15,0326950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936016511868" calcext:value-type="float">
            <text:p>99,79</text:p>
          </table:table-cell>
          <table:table-cell table:style-name="ce3" table:formula="of:=([.F10]/12597)*100" office:value-type="float" office:value="0.206398348813209" calcext:value-type="float">
            <text:p>0,21</text:p>
          </table:table-cell>
          <table:table-cell office:value-type="float" office:value="8418" calcext:value-type="float">
            <text:p>8418</text:p>
          </table:table-cell>
          <table:table-cell table:style-name="ce4" table:formula="of:=[.E26]+[.H26]" office:value-type="float" office:value="12571" calcext:value-type="float">
            <text:p>12571</text:p>
          </table:table-cell>
          <table:table-cell table:formula="of:=12597-[.E10]" office:value-type="float" office:value="26" calcext:value-type="float">
            <text:p>26</text:p>
          </table:table-cell>
          <table:table-cell office:value-type="float" office:value="201.656879902" calcext:value-type="float">
            <text:p>201,656879902</text:p>
          </table:table-cell>
          <table:table-cell office:value-type="float" office:value="15.429929018" calcext:value-type="float">
            <text:p>15,42992901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062792728427" calcext:value-type="float">
            <text:p>99,71</text:p>
          </table:table-cell>
          <table:table-cell table:style-name="ce3" table:formula="of:=([.F11]/12597)*100" office:value-type="float" office:value="0.29372072715726" calcext:value-type="float">
            <text:p>0,29</text:p>
          </table:table-cell>
          <table:table-cell office:value-type="float" office:value="8313" calcext:value-type="float">
            <text:p>8313</text:p>
          </table:table-cell>
          <table:table-cell table:style-name="ce4" table:formula="of:=[.E27]+[.H27]" office:value-type="float" office:value="12560" calcext:value-type="float">
            <text:p>12560</text:p>
          </table:table-cell>
          <table:table-cell table:formula="of:=12597-[.E11]" office:value-type="float" office:value="37" calcext:value-type="float">
            <text:p>37</text:p>
          </table:table-cell>
          <table:table-cell office:value-type="float" office:value="233.41698885" calcext:value-type="float">
            <text:p>233,41698885</text:p>
          </table:table-cell>
          <table:table-cell office:value-type="float" office:value="15.2419900894" calcext:value-type="float">
            <text:p>15,241990089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470350083" calcext:value-type="float">
            <text:p>99,697547035</text:p>
          </table:table-cell>
          <table:table-cell table:formula="of:=AVERAGE([.C2:.C11])" office:value-type="float" office:value="0.302452964991665" calcext:value-type="float">
            <text:p>0,302452965</text:p>
          </table:table-cell>
          <table:table-cell table:formula="of:=SUM([.D2:.D11])/10" office:value-type="float" office:value="8752.8" calcext:value-type="float">
            <text:p>8752,8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193.9216332913" calcext:value-type="float">
            <text:p>193,9216332913</text:p>
          </table:table-cell>
          <table:table-cell table:formula="of:=SUM([.H2:.H11])/10" office:value-type="float" office:value="16.05925989151" calcext:value-type="float">
            <text:p>16,059259891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832102881638" calcext:value-type="float">
            <text:p>0,694832102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" calcext:value-type="float">
            <text:p>5844</text:p>
          </table:table-cell>
          <table:table-cell table:formula="of:=AVERAGE([.G18:.G27])" office:value-type="float" office:value="18.7" calcext:value-type="float">
            <text:p>18,7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45" calcext:value-type="float">
            <text:p>674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63" calcext:value-type="float">
            <text:p>58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700" calcext:value-type="float">
            <text:p>67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2" calcext:value-type="float">
            <text:p>590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12597-SUM([.E20:.G20])" office:value-type="float" office:value="6664" calcext:value-type="float">
            <text:p>666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" calcext:value-type="float">
            <text:p>5844</text:p>
          </table:table-cell>
          <table:table-cell table:number-columns-repeated="2"/>
          <table:table-cell office:value-type="float" office:value="5840" calcext:value-type="float">
            <text:p>584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12597-SUM([.E21:.G21])" office:value-type="float" office:value="6707" calcext:value-type="float">
            <text:p>670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12597-SUM([.E22:.G22])" office:value-type="float" office:value="6685" calcext:value-type="float">
            <text:p>66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7" calcext:value-type="float">
            <text:p>18,7</text:p>
          </table:table-cell>
          <table:table-cell table:number-columns-repeated="2"/>
          <table:table-cell office:value-type="float" office:value="5881" calcext:value-type="float">
            <text:p>588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676" calcext:value-type="float">
            <text:p>667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719" calcext:value-type="float">
            <text:p>67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12597-SUM([.E25:.G25])" office:value-type="float" office:value="6726" calcext:value-type="float">
            <text:p>672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773" calcext:value-type="float">
            <text:p>67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6" calcext:value-type="float">
            <text:p>58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54" calcext:value-type="float">
            <text:p>67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" calcext:value-type="float">
            <text:p>5844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7" calcext:value-type="float">
            <text:p>18,7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10343357156" calcext:value-type="float">
            <text:p>0,9968103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42:46.1925139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1S</meta:editing-duration>
    <meta:editing-cycles>6</meta:editing-cycles>
    <meta:generator>LibreOffice/5.1.6.2$Linux_X86_64 LibreOffice_project/10m0$Build-2</meta:generator>
    <dc:date>2018-01-20T04:43:51.037727837</dc:date>
    <meta:document-statistic meta:table-count="1" meta:cell-count="177" meta:object-count="0"/>
  </office:meta>
</office:document-meta>
</file>